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87.17pt">
            <draw:object draw:notify-on-update-of-ranges="Sheet1.A2:Sheet1.I2 Sheet1.A3:Sheet1.I3 Sheet1.A4:Sheet1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ille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Mémoire(Mo)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emps(s)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1:55:03.556860929</meta:creation-date>
    <dc:date>2020-10-21T22:09:23.880472807</dc:date>
    <meta:editing-duration>PT1M29S</meta:editing-duration>
    <meta:editing-cycles>1</meta:editing-cycles>
    <meta:document-statistic meta:table-count="1" meta:cell-count="2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Sheet1.A2:Sheet1.I4" chart:data-source-has-labels="both" svg:x="0.32cm" svg:y="0.18cm" svg:width="13.063cm" svg:height="8.64cm">
          <chartooo:coordinate-region svg:x="1.127cm" svg:y="0.379cm" svg:width="11.884cm" svg:height="7.794cm"/>
          <chart:axis chart:dimension="x" chart:name="primary-x" chart:style-name="ch4" chartooo:axis-type="auto">
            <chart:categories table:cell-range-address="Sheet1.A2:Sheet1.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I3" chart:class="chart:scatter">
            <chart:domain table:cell-range-address=""/>
            <chart:data-point chart:repeated="3"/>
            <chart:data-point chart:style-name="ch7"/>
            <chart:data-point chart:repeated="5"/>
          </chart:series>
          <chart:series chart:style-name="ch8" chart:values-cell-range-address="Sheet1.A4:Sheet1.I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ow 3</text:p>
              </table:table-cell>
              <table:table-cell office:value-type="string">
                <text:p>Row 4</text:p>
              </table:table-cell>
            </table:table-row>
          </table:table-header-rows>
          <table:table-rows>
            <table:table-row>
              <table:table-cell office:value-type="string">
                <text:p>taille</text:p>
                <draw:g>
                  <svg:desc>Sheet1.A2:Sheet1.I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  <draw:g>
                  <svg:desc>Sheet1.A3:Sheet1.I3</svg:desc>
                </draw:g>
              </table:table-cell>
              <table:table-cell office:value-type="float" office:value="NaN">
                <text:p>NaN</text:p>
                <draw:g>
                  <svg:desc>Sheet1.A4:Sheet1.I4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